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f027" officeooo:paragraph-rsid="0002e851"/>
    </style:style>
    <style:style style:name="P2" style:family="paragraph" style:parent-style-name="Standard">
      <style:text-properties officeooo:rsid="0004af60" officeooo:paragraph-rsid="0004af60"/>
    </style:style>
    <style:style style:name="P3" style:family="paragraph" style:parent-style-name="Standard">
      <style:text-properties officeooo:rsid="00069643" officeooo:paragraph-rsid="00069643"/>
    </style:style>
    <style:style style:name="T1" style:family="text">
      <style:text-properties officeooo:rsid="0002e851"/>
    </style:style>
    <style:style style:name="T2" style:family="text">
      <style:text-properties officeooo:rsid="00069643"/>
    </style:style>
    <style:style style:name="T3" style:family="text">
      <style:text-properties officeooo:rsid="00073532"/>
    </style:style>
    <style:style style:name="T4" style:family="text">
      <style:text-properties officeooo:rsid="0008e7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terteilt in</text:p>
      <text:p text:style-name="P1">Frühromantik: -<text:span text:style-name="T1">ende Wiener Klassik</text:span></text:p>
      <text:p text:style-name="P1"><text:tab/><text:span text:style-name="T1">Musiker: Beethven, Schubert, Paganini</text:span></text:p>
      <text:p text:style-name="P1">Hochromatik</text:p>
      <text:p text:style-name="P1"><text:tab/><text:span text:style-name="T1">Musiker: Robert Schumann, Franz Liszt, Giuseppe Verdi, Edvard Grieg (Peer Gynt, morgenstimmung)</text:span></text:p>
      <text:p text:style-name="P1">Spätromantik</text:p>
      <text:p text:style-name="P1"><text:tab/><text:span text:style-name="T1">Musiker: Gustav Mahler, Richard Strauss</text:span></text:p>
      <text:p text:style-name="P1"/>
      <text:p text:style-name="P2">Franz Schubert (31.01.1797 Wien – 19.11.1929 Wien) <text:span text:style-name="T2">nur 31 Jahre!</text:span></text:p>
      <text:p text:style-name="P3">-<text:span text:style-name="T4">r</text:span>und 600 Lieder, <text:span text:style-name="T3">Chormusik, sieben vollständige und 5 unvollendete Sinfonien, … Klavier- u. Kammermusi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05-23T21:58:16.941000000</dc:date>
    <meta:editing-duration>PT27M41S</meta:editing-duration>
    <meta:editing-cycles>8</meta:editing-cycles>
    <meta:document-statistic meta:table-count="0" meta:image-count="0" meta:object-count="0" meta:page-count="1" meta:paragraph-count="9" meta:word-count="52" meta:character-count="412" meta:non-whitespace-character-count="365"/>
  </office:meta>
</office:document-meta>
</file>